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1d31" officeooo:paragraph-rsid="00111d31"/>
    </style:style>
    <style:style style:name="P2" style:family="paragraph" style:parent-style-name="Standard">
      <style:text-properties officeooo:rsid="00111d31" officeooo:paragraph-rsid="0014256d"/>
    </style:style>
    <style:style style:name="P3" style:family="paragraph" style:parent-style-name="Standard">
      <style:text-properties officeooo:rsid="0012524d" officeooo:paragraph-rsid="0012524d"/>
    </style:style>
    <style:style style:name="P4" style:family="paragraph" style:parent-style-name="Standard">
      <style:paragraph-properties fo:margin-top="0in" fo:margin-bottom="0.1965in" loext:contextual-spacing="false"/>
      <style:text-properties officeooo:rsid="00111d31" officeooo:paragraph-rsid="0014256d"/>
    </style:style>
    <style:style style:name="P5" style:family="paragraph" style:parent-style-name="Preformatted_20_Text">
      <style:text-properties officeooo:rsid="00111d31" officeooo:paragraph-rsid="00111d31"/>
    </style:style>
    <style:style style:name="P6" style:family="paragraph" style:parent-style-name="Preformatted_20_Text">
      <style:text-properties officeooo:rsid="0012524d" officeooo:paragraph-rsid="0012524d"/>
    </style:style>
    <style:style style:name="P7" style:family="paragraph" style:parent-style-name="Preformatted_20_Text">
      <style:paragraph-properties fo:text-align="start" style:justify-single-word="false"/>
    </style:style>
    <style:style style:name="P8" style:family="paragraph" style:parent-style-name="Preformatted_20_Text">
      <style:text-properties officeooo:paragraph-rsid="0014256d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rsid="0014256d" officeooo:paragraph-rsid="0014256d"/>
    </style:style>
    <style:style style:name="P11" style:family="paragraph" style:parent-style-name="Preformatted_20_Text">
      <style:paragraph-properties fo:margin-top="0in" fo:margin-bottom="0.1965in" loext:contextual-spacing="false" fo:text-align="start" style:justify-single-word="false"/>
    </style:style>
    <style:style style:name="T1" style:family="text">
      <style:text-properties officeooo:rsid="0012524d"/>
    </style:style>
    <style:style style:name="T2" style:family="text">
      <style:text-properties officeooo:rsid="00142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age </text:p>
      <text:p text:style-name="P5">Total examples: 87</text:p>
      <text:p text:style-name="Preformatted_20_Text">Metric score: 57.47</text:p>
      <text:p text:style-name="Preformatted_20_Text">Stereotype score: 56.16</text:p>
      <text:p text:style-name="Preformatted_20_Text">Anti-stereotype score: 64.29</text:p>
      <text:p text:style-name="P9">Num. neutral: 0 0.0</text:p>
      <text:p text:style-name="P1">bert<text:span text:style-name="T1">je</text:span> age</text:p>
      <text:p text:style-name="P5">Total examples: 87</text:p>
      <text:p text:style-name="Preformatted_20_Text">Metric score: 62.07</text:p>
      <text:p text:style-name="Preformatted_20_Text">Stereotype score: 60.27</text:p>
      <text:p text:style-name="Preformatted_20_Text">Anti-stereotype score: 71.43</text:p>
      <text:p text:style-name="P9">Num. Neutral: 0 0.0</text:p>
      <text:p text:style-name="P10">robert disability</text:p>
      <text:p text:style-name="P10">Total examples: 60</text:p>
      <text:p text:style-name="P7">Metric score: 56.67</text:p>
      <text:p text:style-name="P7">Stereotype score: 57.89</text:p>
      <text:p text:style-name="P7">Anti-stereotype score: 33.33</text:p>
      <text:p text:style-name="P11">Num. neutral: 0 0.0</text:p>
      <text:p text:style-name="P3">bertje disability</text:p>
      <text:p text:style-name="P6">Total examples: 60</text:p>
      <text:p text:style-name="Preformatted_20_Text">Metric score: 58.33</text:p>
      <text:p text:style-name="Preformatted_20_Text">Stereotype score: 56.14</text:p>
      <text:p text:style-name="Preformatted_20_Text">Anti-stereotype score: 100.0</text:p>
      <text:p text:style-name="P9">Num. Neutral: 0 0.0</text:p>
      <text:p text:style-name="P2">Robert <text:span text:style-name="T2">gender</text:span> </text:p>
      <text:p text:style-name="P8">Total examples: 262</text:p>
      <text:p text:style-name="Preformatted_20_Text">Metric score: 54.2</text:p>
      <text:p text:style-name="Preformatted_20_Text">Stereotype score: 55.06</text:p>
      <text:p text:style-name="Preformatted_20_Text">Anti-stereotype score: 53.4</text:p>
      <text:p text:style-name="P9">Num. neutral: 1 0.38</text:p>
      <text:p text:style-name="P8"/>
      <text:p text:style-name="P2"><text:span text:style-name="T2">Bertje</text:span> <text:span text:style-name="T2">gender</text:span></text:p>
      <text:p text:style-name="P8">Total examples: 262</text:p>
      <text:p text:style-name="Preformatted_20_Text">Metric score: 51.15</text:p>
      <text:p text:style-name="Preformatted_20_Text">Stereotype score: 48.43</text:p>
      <text:p text:style-name="Preformatted_20_Text">Anti-stereotype score: 55.34</text:p>
      <text:p text:style-name="P9">Num. neutral: 0 0.0</text:p>
      <text:p text:style-name="P8"/>
      <text:p text:style-name="P4"/>
      <text:p text:style-name="P9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9:03:30.373890950</meta:creation-date>
    <dc:date>2021-06-10T20:11:10.835232646</dc:date>
    <meta:editing-duration>PT16M49S</meta:editing-duration>
    <meta:editing-cycles>1</meta:editing-cycles>
    <meta:document-statistic meta:table-count="0" meta:image-count="0" meta:object-count="0" meta:page-count="1" meta:paragraph-count="36" meta:word-count="108" meta:character-count="725" meta:non-whitespace-character-count="651"/>
    <meta:generator>LibreOffice/6.0.7.3$Linux_X86_64 LibreOffice_project/00m0$Build-3</meta:generator>
  </office:meta>
</office:document-meta>
</file>